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b75" officeooo:paragraph-rsid="00076b75"/>
    </style:style>
    <style:style style:name="P2" style:family="paragraph" style:parent-style-name="Text_20_body">
      <style:text-properties officeooo:rsid="00076b75" officeooo:paragraph-rsid="00076b75"/>
    </style:style>
    <style:style style:name="P3" style:family="paragraph" style:parent-style-name="Text_20_body">
      <style:text-properties officeooo:rsid="0008c446" officeooo:paragraph-rsid="0008c446"/>
    </style:style>
    <style:style style:name="P4" style:family="paragraph" style:parent-style-name="Text_20_body">
      <style:text-properties officeooo:rsid="000a62d0" officeooo:paragraph-rsid="000a62d0"/>
    </style:style>
    <style:style style:name="P5" style:family="paragraph" style:parent-style-name="Text_20_body">
      <style:text-properties officeooo:rsid="000cc629" officeooo:paragraph-rsid="000cc629"/>
    </style:style>
    <style:style style:name="P6" style:family="paragraph" style:parent-style-name="Text_20_body">
      <style:text-properties officeooo:paragraph-rsid="000cc629"/>
    </style:style>
    <style:style style:name="P7" style:family="paragraph" style:parent-style-name="Title">
      <style:text-properties officeooo:paragraph-rsid="00076b75"/>
    </style:style>
    <style:style style:name="P8" style:family="paragraph" style:parent-style-name="Text_20_body">
      <style:text-properties officeooo:rsid="000cc629" officeooo:paragraph-rsid="000cc629"/>
    </style:style>
    <style:style style:name="P9" style:family="paragraph" style:parent-style-name="Text_20_body">
      <style:text-properties officeooo:rsid="000c34d4" officeooo:paragraph-rsid="000c34d4"/>
    </style:style>
    <style:style style:name="P10" style:family="paragraph" style:parent-style-name="Text_20_body">
      <style:text-properties officeooo:rsid="000d6126" officeooo:paragraph-rsid="000d6126"/>
    </style:style>
    <style:style style:name="P11" style:family="paragraph" style:parent-style-name="Text_20_body">
      <style:text-properties officeooo:paragraph-rsid="000d6126"/>
    </style:style>
    <style:style style:name="P12" style:family="paragraph" style:parent-style-name="Text_20_body">
      <style:text-properties officeooo:rsid="000f5eaa" officeooo:paragraph-rsid="000f5eaa"/>
    </style:style>
    <style:style style:name="T1" style:family="text">
      <style:text-properties officeooo:rsid="00076b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62d0"/>
    </style:style>
    <style:style style:name="T4" style:family="text">
      <style:text-properties officeooo:rsid="000cc629"/>
    </style:style>
    <style:style style:name="T5" style:family="text">
      <style:text-properties officeooo:rsid="000d6126"/>
    </style:style>
    <style:style style:name="T6" style:family="text">
      <style:text-properties officeooo:rsid="00101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áctica de DAMAS</text:p>
      <text:p text:style-name="Subtitle"><text:span text:style-name="T1">(</text:span>paso a paso<text:span text:style-name="T1">)</text:span></text:p>
      <text:h text:style-name="Heading_20_3" text:outline-level="3">Objetivo</text:h>
      <text:p text:style-name="P2">La práctica tiene como objetivo repasar conceptos de HTML y CSS, y mostrar el empleo de objetos, manejo de eventos y errores, etc.</text:p>
      <text:p text:style-name="P2">Emplearemos Javascript, con el estandar ES6, que permite el uso de módulos, para la carga eficiente de librerías.</text:p>
      <text:p text:style-name="P1">Primer paso: la página HTML</text:p>
      <text:p text:style-name="P1"/>
      <text:p text:style-name="Text_20_body">Con el editor de texto, (se recomienda Sublime Text), creamos el fichero <text:span text:style-name="T2">damas.html</text:span>, con el siguiente contenido:</text:p>
      <text:p text:style-name="P1"/>
      <text:p text:style-name="codigo">&lt;!DOCTYPE html&gt;</text:p>
      <text:p text:style-name="codigo">&lt;html&gt;</text:p>
      <text:p text:style-name="codigo">&lt;head&gt;</text:p>
      <text:p text:style-name="codigo">&lt;/head&gt;</text:p>
      <text:p text:style-name="codigo">&lt;body&gt;</text:p>
      <text:p text:style-name="codigo">&lt;/body&gt;</text:p>
      <text:p text:style-name="codigo">&lt;/html&gt;</text:p>
      <text:p text:style-name="Text_20_body"/>
      <text:p text:style-name="P3">A continuación, en el &lt;head&gt; ponemos el&lt;title&gt; y el conjunto de caracteres <text:span text:style-name="T5">(charset)</text:span></text:p>
      <text:p text:style-name="codigo">&lt;meta charset="utf-8"&gt;</text:p>
      <text:p text:style-name="codigo">&lt;title&gt;Damas&lt;/title&gt;</text:p>
      <text:p text:style-name="P3"/>
      <text:p text:style-name="P3">Para formatear el body, emplearemos la libreria Bootstrap, un standard ampliamente usado.</text:p>
      <text:p text:style-name="codigo">&lt;link href="https://cdn.jsdelivr.net/npm/bootstrap@5.0.0-beta2/dist/css/bootstrap.min.css" rel="stylesheet" integrity="sha384-BmbxuPwQa2lc/FVzBcNJ7UAyJxM6wuqIj61tLrc4wSX0szH/Ev+nYRRuWlolflfl" crossorigin="anonymous"&gt;</text:p>
      <text:p text:style-name="P3"/>
      <text:p text:style-name="P3">Ahora ponemos en el&lt;body&gt;, la estructura mínima de Bootstrap, con una div, que contiene el tablero de damas.</text:p>
      <text:p text:style-name="codigo">&lt;div class="container"&gt;</text:p>
      <text:p text:style-name="codigo"><text:tab/>&lt;div class="row"&gt;</text:p>
      <text:p text:style-name="codigo"><text:tab/><text:tab/>&lt;div <text:s/>class="col-md-6"&gt;</text:p>
      <text:p text:style-name="codigo"><text:tab/><text:tab/><text:tab/>&lt;div id="board"&gt;</text:p>
      <text:p text:style-name="codigo"><text:tab/><text:tab/><text:tab/><text:tab/></text:p>
      <text:p text:style-name="codigo"><text:tab/><text:tab/><text:tab/>&lt;/div&gt;</text:p>
      <text:p text:style-name="codigo"><text:tab/><text:tab/>&lt;/div&gt;</text:p>
      <text:p text:style-name="codigo"><text:tab/>&lt;/div&gt; &lt;!-- row --&gt;</text:p>
      <text:p text:style-name="codigo"><text:soft-page-break/>&lt;/div&gt; &lt;!-- container --&gt;</text:p>
      <text:p text:style-name="P4">Si ahora visualizamos la página, saldrá totalmente en blanco.</text:p>
      <text:p text:style-name="P4">Crearemos el fichero <text:span text:style-name="T2">damas.css</text:span>, para dar un aspecto a la div “board”</text:p>
      <text:p text:style-name="codigo">#board {</text:p>
      <text:p text:style-name="codigo"><text:tab/>position: absolute;</text:p>
      <text:p text:style-name="codigo"><text:tab/>width: 490px;</text:p>
      <text:p text:style-name="codigo"><text:tab/>height: 490px;</text:p>
      <text:p text:style-name="codigo"><text:tab/>margin: 0.5em;</text:p>
      <text:p text:style-name="codigo"><text:tab/>border: 5px solid maroon;</text:p>
      <text:p text:style-name="codigo">}</text:p>
      <text:p text:style-name="codigo"/>
      <text:p text:style-name="Text_20_body">Lin<text:span text:style-name="T3">k</text:span>amos el <text:span text:style-name="T3">css al html, poniendo en &lt;head&gt;</text:span></text:p>
      <text:p text:style-name="codigo">&lt;link rel="stylesheet" href="damas.css"&gt;</text:p>
      <text:p text:style-name="P4"/>
      <text:p text:style-name="P4">Si ahora visualizamos la página, debe aparecer un cuadrado, con un borde marrón de 5px de grueso.</text:p>
      <text:p text:style-name="P9">Para generar las casillas, pondremos en el &lt;head&gt; un tag &lt;script&gt;, con la función inicio().</text:p>
      <text:p text:style-name="P10">Esta función recorre dos bucles for, para generar las 64 casillas.</text:p>
      <text:p text:style-name="codigo">&lt;script&gt;</text:p>
      <text:p text:style-name="codigo">function inicio(){</text:p>
      <text:p text:style-name="codigo"><text:tab/>var n = 0;</text:p>
      <text:p text:style-name="codigo"><text:tab/>var divBoard = document.getElementById('board');</text:p>
      <text:p text:style-name="codigo"><text:tab/>for (var i=0;i&lt;8;i++){</text:p>
      <text:p text:style-name="codigo"><text:tab/><text:tab/>for (var j=0;j&lt;8;j++){</text:p>
      <text:p text:style-name="codigo"><text:tab/><text:tab/><text:tab/>n++;</text:p>
      <text:p text:style-name="codigo"><text:tab/><text:tab/><text:tab/>var casilla = document.createElement('div');</text:p>
      <text:p text:style-name="codigo"><text:tab/><text:tab/><text:tab/>casilla.id = ''+i+':'+j;</text:p>
      <text:p text:style-name="codigo"><text:tab/><text:tab/><text:tab/>casilla.style.left = (i*60)+'px';</text:p>
      <text:p text:style-name="codigo"><text:tab/><text:tab/><text:tab/>casilla.style.top = (j*60)+'px';</text:p>
      <text:p text:style-name="codigo"><text:tab/><text:tab/><text:tab/>casilla.style.position = 'absolute';</text:p>
      <text:p text:style-name="codigo"><text:tab/><text:tab/><text:tab/>divBoard.appendChild(casilla);</text:p>
      <text:p text:style-name="codigo"><text:tab/><text:tab/>}</text:p>
      <text:p text:style-name="codigo"><text:tab/>}</text:p>
      <text:p text:style-name="codigo">&lt;/script&gt;</text:p>
      <text:p text:style-name="Text_20_body"/>
      <text:p text:style-name="P5">Y para que se ejecute al cargar la página, modificamos el tag &lt;body&gt;</text:p>
      <text:p text:style-name="codigo">&lt;body onload=”javascript:inicio()”&gt;</text:p>
      <text:p text:style-name="codigo"/>
      <text:p text:style-name="P5">Con esto, la div “board” contiene 64 divs “casillas”.</text:p>
      <text:p text:style-name="P6"><text:span text:style-name="T4">Para darles el aspecto</text:span> <text:span text:style-name="T4">adecuado, incluiremos en el damas.css:</text:span></text:p>
      <text:p text:style-name="codigo">#board div {</text:p>
      <text:p text:style-name="codigo"><text:tab/>width: 60px;</text:p>
      <text:p text:style-name="codigo"><text:tab/>height: 60px;</text:p>
      <text:p text:style-name="codigo"><text:tab/>position: absolute ;</text:p>
      <text:p text:style-name="codigo"/>
      <text:p text:style-name="codigo">}</text:p>
      <text:p text:style-name="codigo"/>
      <text:p text:style-name="codigo"><text:soft-page-break/>#board div:nth-child(-2n+8),</text:p>
      <text:p text:style-name="codigo">#board div:nth-child(8) ~ div:nth-child(-2n+15),</text:p>
      <text:p text:style-name="codigo">#board div:nth-child(16) ~ div:nth-child(-2n+24), </text:p>
      <text:p text:style-name="codigo">#board div:nth-child(24) ~ div:nth-child(-2n+31), </text:p>
      <text:p text:style-name="codigo">#board div:nth-child(32) ~ div:nth-child(-2n+40), </text:p>
      <text:p text:style-name="codigo">#board div:nth-child(40) ~ div:nth-child(-2n+47), </text:p>
      <text:p text:style-name="codigo">#board div:nth-child(48) ~ div:nth-child(-2n+56), </text:p>
      <text:p text:style-name="codigo">#board div:nth-child(56) ~ div:nth-child(-2n+63)</text:p>
      <text:p text:style-name="codigo"><text:s/>{</text:p>
      <text:p text:style-name="codigo"><text:s text:c="4"/>background-color: #666;</text:p>
      <text:p text:style-name="codigo">}</text:p>
      <text:p text:style-name="Text_20_body"/>
      <text:p text:style-name="P5">Este selector CSS, nth-child es muy complejo. Buscar información en internet para una comprensión mejor. De todas formas, el código empleado lo que hace es poner el background gris (#666) a las divs alternas, hijas de la div “board”.</text:p>
      <text:p text:style-name="P5">Con todo esto, si visualizamos la página, debe verse una representación simple de un tablero de damas.</text:p>
      <text:p text:style-name="P5"/>
      <text:p text:style-name="P10">Segunda parte: generar las fichas.</text:p>
      <text:p text:style-name="P11"><text:span text:style-name="T5">Las fichas serán &lt;div&gt;, dentro de las casillas iniciales. Para darles el aspecto redondo, usaremos en el css el atributo border-radius.</text:span></text:p>
      <text:p text:style-name="P10">En el &lt;script&gt; que tenemos, añadimos la función casillaInicial(), que devuelve true si es una de las 24 iniciales, y false en caso contrario.</text:p>
      <text:p text:style-name="codigo">function casillaInicial(i,j){</text:p>
      <text:p text:style-name="codigo"><text:tab/>if (i==0 &amp;&amp; j==0) return true;</text:p>
      <text:p text:style-name="codigo"><text:tab/>else if (i==2 &amp;&amp; j==0) return true;</text:p>
      <text:p text:style-name="codigo"><text:tab/>else if (i==4 &amp;&amp; j==0) return true;</text:p>
      <text:p text:style-name="codigo"><text:tab/>else if (i==6 &amp;&amp; j==0) return true;</text:p>
      <text:p text:style-name="codigo"><text:tab/>else if (i==1 &amp;&amp; j==1) return true;</text:p>
      <text:p text:style-name="codigo"><text:tab/>else if (i==3 &amp;&amp; j==1) return true;</text:p>
      <text:p text:style-name="codigo"><text:tab/>else if (i==5 &amp;&amp; j==1) return true;</text:p>
      <text:p text:style-name="codigo"><text:tab/>else if (i==7 &amp;&amp; j==1) return true;</text:p>
      <text:p text:style-name="codigo"><text:tab/>else if (i==0 &amp;&amp; j==2) return true;</text:p>
      <text:p text:style-name="codigo"><text:tab/>else if (i==2 &amp;&amp; j==2) return true;</text:p>
      <text:p text:style-name="codigo"><text:tab/>else if (i==4 &amp;&amp; j==2) return true;</text:p>
      <text:p text:style-name="codigo"><text:tab/>else if (i==6 &amp;&amp; j==2) return true;</text:p>
      <text:p text:style-name="codigo"><text:tab/>else if (i==1 &amp;&amp; j==5) return true;</text:p>
      <text:p text:style-name="codigo"><text:tab/>else if (i==3 &amp;&amp; j==5) return true;</text:p>
      <text:p text:style-name="codigo"><text:tab/>else if (i==5 &amp;&amp; j==5) return true;</text:p>
      <text:p text:style-name="codigo"><text:tab/>else if (i==7 &amp;&amp; j==5) return true;</text:p>
      <text:p text:style-name="codigo"><text:tab/>else if (i==0 &amp;&amp; j==6) return true;</text:p>
      <text:p text:style-name="codigo"><text:tab/>else if (i==2 &amp;&amp; j==6) return true;</text:p>
      <text:p text:style-name="codigo"><text:tab/>else if (i==4 &amp;&amp; j==6) return true;</text:p>
      <text:p text:style-name="codigo"><text:tab/>else if (i==6 &amp;&amp; j==6) return true;</text:p>
      <text:p text:style-name="codigo"><text:tab/>else if (i==1 &amp;&amp; j==7) return true;</text:p>
      <text:p text:style-name="codigo"><text:tab/>else if (i==3 &amp;&amp; j==7) return true;</text:p>
      <text:p text:style-name="codigo"><text:tab/>else if (i==5 &amp;&amp; j==7) return true;</text:p>
      <text:p text:style-name="codigo"><text:soft-page-break/><text:tab/>else if (i==7 &amp;&amp; j==7) return true;</text:p>
      <text:p text:style-name="codigo"><text:tab/>else return false;</text:p>
      <text:p text:style-name="codigo">}</text:p>
      <text:p text:style-name="codigo"/>
      <text:p text:style-name="Text_20_body">Y en la función inicio<text:span text:style-name="T5">()</text:span>, <text:span text:style-name="T5">ponemos el código que genera las fichas, si la casilla es válida.</text:span></text:p>
      <text:p text:style-name="P10">La función inicio() quedará así:</text:p>
      <text:p text:style-name="codigo">function inicio(){</text:p>
      <text:p text:style-name="codigo"><text:tab/>var n = 0;</text:p>
      <text:p text:style-name="codigo"><text:tab/>var divBoard = document.getElementById('board');</text:p>
      <text:p text:style-name="codigo"><text:tab/>for (var i=0;i&lt;8;i++){</text:p>
      <text:p text:style-name="codigo"><text:tab/><text:tab/>for (var j=0;j&lt;8;j++){</text:p>
      <text:p text:style-name="codigo"><text:tab/><text:tab/><text:tab/>n++;</text:p>
      <text:p text:style-name="codigo"><text:tab/><text:tab/><text:tab/>var casilla = document.createElement('div');</text:p>
      <text:p text:style-name="codigo"><text:tab/><text:tab/><text:tab/>casilla.id = ''+i+':'+j;</text:p>
      <text:p text:style-name="codigo"><text:tab/><text:tab/><text:tab/>casilla.style.left = (i*60)+'px';</text:p>
      <text:p text:style-name="codigo"><text:tab/><text:tab/><text:tab/>casilla.style.top = (j*60)+'px';</text:p>
      <text:p text:style-name="codigo"><text:tab/><text:tab/><text:tab/>casilla.style.position = 'absolute';</text:p>
      <text:p text:style-name="codigo"><text:tab/><text:tab/><text:tab/>if (casillaInicial(i,j)) {</text:p>
      <text:p text:style-name="codigo"><text:tab/><text:tab/><text:tab/><text:tab/>var ficha = document.createElement('div');</text:p>
      <text:p text:style-name="codigo"><text:tab/><text:tab/><text:tab/><text:tab/>if (j&lt;3) ficha.classList.add("fichaBlanca");</text:p>
      <text:p text:style-name="codigo"><text:tab/><text:tab/><text:tab/><text:tab/>else ficha.classList.add("fichaNegra");</text:p>
      <text:p text:style-name="codigo"><text:tab/><text:tab/><text:tab/><text:tab/>ficha.id = ''+i+':'+j;</text:p>
      <text:p text:style-name="codigo"><text:tab/><text:tab/><text:tab/><text:tab/>casilla.appendChild(ficha);</text:p>
      <text:p text:style-name="codigo"><text:tab/><text:tab/><text:tab/>}</text:p>
      <text:p text:style-name="codigo"><text:tab/><text:tab/><text:tab/>divBoard.appendChild(casilla);</text:p>
      <text:p text:style-name="codigo"><text:tab/><text:tab/>}</text:p>
      <text:p text:style-name="codigo"><text:tab/>}</text:p>
      <text:p text:style-name="codigo"/>
      <text:p text:style-name="codigo">}</text:p>
      <text:p text:style-name="Text_20_body"/>
      <text:p text:style-name="P12">Para formatear las fichas, ponemos en el damas.css:</text:p>
      <text:p text:style-name="codigo">.fichaBlanca {</text:p>
      <text:p text:style-name="codigo"><text:tab/>position: absolute;</text:p>
      <text:p text:style-name="codigo"><text:tab/>user-select: none;</text:p>
      <text:p text:style-name="codigo"><text:tab/>width: 40;</text:p>
      <text:p text:style-name="codigo"><text:tab/>height: 40;</text:p>
      <text:p text:style-name="codigo"><text:tab/>left: 10px;</text:p>
      <text:p text:style-name="codigo"><text:tab/>top: 10px;</text:p>
      <text:p text:style-name="codigo"><text:tab/>border-radius : 20px;</text:p>
      <text:p text:style-name="codigo"><text:tab/>background-color: red;</text:p>
      <text:p text:style-name="codigo">}</text:p>
      <text:p text:style-name="codigo"/>
      <text:p text:style-name="codigo">.fichaNegra {</text:p>
      <text:p text:style-name="codigo"><text:tab/>position: absolute;</text:p>
      <text:p text:style-name="codigo"><text:tab/>user-select: none;</text:p>
      <text:p text:style-name="codigo"><text:tab/>width: 40;</text:p>
      <text:p text:style-name="codigo"><text:tab/>height: 40;</text:p>
      <text:p text:style-name="codigo"><text:tab/>left: 10px;</text:p>
      <text:p text:style-name="codigo"><text:tab/>top: 10px;</text:p>
      <text:p text:style-name="codigo"><text:tab/>border-radius : 20px;</text:p>
      <text:p text:style-name="codigo"><text:soft-page-break/><text:tab/>background-color: blue;</text:p>
      <text:p text:style-name="codigo">}</text:p>
      <text:p text:style-name="codigo"/>
      <text:p text:style-name="Text_20_body">Ahora, <text:span text:style-name="T6">al visualizar la página, deben aparecer en el tablero las 12 fichas azules y las 12 fichas roj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igo" style:family="paragraph" style:parent-style-name="Standard">
      <style:paragraph-properties fo:margin-left="0.049cm" fo:margin-right="0cm" fo:text-indent="0cm" style:auto-text-indent="false"/>
      <style:text-properties style:font-name="Liberation Mono" fo:font-family="'Liberation Mono'" style:font-style-name="Regular" style:font-family-generic="modern" style:font-pitch="fixed" officeooo:rsid="00076b75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0:42:34.201119007</meta:creation-date>
    <dc:date>2022-07-20T20:40:47.027230215</dc:date>
    <meta:editing-duration>PT24M43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5" meta:paragraph-count="157" meta:word-count="777" meta:character-count="5485" meta:non-whitespace-character-count="4706"/>
  </office:meta>
</office:document-meta>
</file>